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0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7.904cm" svg:y="3.894cm">
          <text:p text:style-name="P3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16.87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1.016cm" svg:x="7.554cm" svg:y="17.964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699cm" svg:y1="18.526cm" svg:x2="7.604cm" svg:y2="18.526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15" draw:text-style-name="P5" draw:layer="layout" svg:width="5.08cm" svg:height="2.54cm" svg:x="7.299cm" svg:y="20.05cm">
          <text:p text:style-name="P5"><text:span text:style-name="T4">Docker container:</text:span></text:p>
          <text:p text:style-name="P5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45cm" svg:height="0.762cm" svg:x="7.611cm" svg:y="21.343cm">
          <text:p text:style-name="P6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34:02</dc:date>
    <meta:editing-duration>PT56M26S</meta:editing-duration>
    <meta:editing-cycles>23</meta:editing-cycles>
    <meta:generator>OpenOffice/4.1.12$Unix OpenOffice.org_project/4112m1$Build-9809</meta:generator>
    <dc:creator>noR nnyL</dc:creator>
    <meta:document-statistic meta:object-count="32"/>
  </office:meta>
</office:document-meta>
</file>